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Název hry: Prehistorik</text:h>
      <text:p text:style-name="Standard"/>
      <text:p text:style-name="Standard">Žánr: pravěká strategie s prvky sims, boj o přežití, starání se o osadu</text:p>
      <text:p text:style-name="Standard"/>
      <text:p text:style-name="Standard">-pandulaci musej jsit, pit, muze jim bejt zima-&gt;<text:s/>musej mit kuze na oblikani (rocni obdobi), maj omezenou energii – musej spat (stridani dne a noci)</text:p>
      <text:p text:style-name="Standard"/>
      <text:p text:style-name="Standard">ohen zvysuje teplo, ale spotrebovava drevo (surovina), to se obnovuje celkem pomalu</text:p>
      <text:p text:style-name="Standard"/>
      <text:p text:style-name="Standard">jeskyne, chatrce z blata, kameni a vetvi (nak hezky to graficky ztvarnit :D) ?</text:p>
      <text:p text:style-name="Standard"/>
      <text:p text:style-name="Standard">napady na suroviny: maso, zeleny jidlo, jil, pazourek, voda, drevo, kozesiny, medovina, ???</text:p>
      <text:p text:style-name="Standard"/>
      <text:p text:style-name="Standard">zbrane: nic, sutr, kyj, ostep, mozna luk, prak</text:p>
      <text:p text:style-name="Standard"/>
      <text:p text:style-name="Standard">nekde na uvod hlaska, ze hra se nesnazi uplne kopirovat historii, jen se ji lehce inspiruje (viz nejaci ojedineli dinosauri vs lidi – to je trochu fantasy :) )</text:p>
      <text:p text:style-name="Standard"/>
      <text:p text:style-name="Standard">vlastnosti pajdulaku(panacku<?opendocument cursor-position?>): sila, stamina, spokojenost, nazranost, napitost, naalkoholovanost, teplo (jestli jsou tepli :) nebo je jim zima - oblecenost), mana (jestli budou samani)</text:p>
      <text:p text:style-name="Standard"/>
      <text:p text:style-name="Standard">zvirata: vlci, zajici,<text:s/>ptaci, ryby, medvedi, mamuti, mozna for fun ojedinele dinosauri ...</text:p>
      <text:p text:style-name="Standard"/>
      <text:p text:style-name="Standard">velikost mapy? (+jemnost, heightmapa)</text:p>
      <text:p text:style-name="Standard"/>
      <text:p text:style-name="Standard">vymyslet pohled na mapu – jakej uhel kamery, jakej zoom?</text:p>
      <text:p text:style-name="Standard"/>
      <text:p text:style-name="Standard">Technologie: Mogre + C#,</text:p>
      <text:p text:style-name="Standard">na zvuk asi fmod, fyzika 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Lyrique</dc:creator>
    <meta:creation-date>2009-04-16T11:32:00Z</meta:creation-date>
    <dc:date>2011-05-14T13:23:00Z</dc:date>
    <meta:template xlink:href="Normal.dotm" xlink:type="simple"/>
    <meta:editing-cycles>6</meta:editing-cycles>
    <meta:editing-duration>PT30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70" meta:character-count="1139" meta:row-count="8" meta:non-whitespace-character-count="971"/>
  </office:meta>
</office:document-meta>
</file>